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tantia" svg:font-family="Constantia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.263cm" fo:break-before="auto" style:use-optimal-row-height="true"/>
    </style:style>
    <style:style style:name="ro2" style:family="table-row">
      <style:table-row-properties style:row-height="0.658cm" fo:break-before="auto" style:use-optimal-row-height="true"/>
    </style:style>
    <style:style style:name="ro3" style:family="table-row">
      <style:table-row-properties style:row-height="0.815cm" fo:break-before="auto" style:use-optimal-row-height="fals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0.088cm solid #ff3333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21 10 2017" table:style-name="ta1" table:print="false">
        <table:table-column table:style-name="co1" table:number-columns-repeated="15" table:default-cell-style-name="Default"/>
        <table:table-row table:style-name="ro1">
          <table:table-cell office:value-type="string">
            <text:p>Intervalle \ plante</text:p>
          </table:table-cell>
          <table:table-cell office:value-type="string">
            <text:p>salicorne</text:p>
          </table:table-cell>
          <table:table-cell office:value-type="string">
            <text:p>soude</text:p>
          </table:table-cell>
          <table:table-cell office:value-type="string">
            <text:p>obione</text:p>
          </table:table-cell>
          <table:table-cell office:value-type="string">
            <text:p>autre</text:p>
          </table:table-cell>
          <table:table-cell>
            <draw:frame table:end-cell-address="'21 10 2017'.M13" table:end-x="0.903cm" table:end-y="0.576cm" draw:z-index="0" draw:style-name="gr1" draw:text-style-name="P1" svg:width="16cm" svg:height="9.2cm" svg:x="0.71cm" svg:y="0cm">
              <draw:object draw:notify-on-update-of-ranges="'21 10 2017'.C1:'21 10 2017'.C1 '21 10 2017'.C2:'21 10 2017'.C11 '21 10 2017'.E1:'21 10 2017'.E1 '21 10 2017'.E2:'21 10 2017'.E11 '21 10 2017'.D1:'21 10 2017'.D1 '21 10 2017'.D2:'21 10 2017'.D11 '21 10 2017'.B1:'21 10 2017'.B1 '21 10 2017'.B2:'21 10 2017'.B11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9"/>
        </table:table-row>
        <table:table-row table:style-name="ro2">
          <table:table-cell office:value-type="float" office:value="2.5">
            <text:p>2,5</text:p>
          </table:table-cell>
          <table:table-cell table:style-name="ce1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8"/>
          <table:table-cell table:style-name="ce2" office:value-type="string" table:number-columns-spanned="2" table:number-rows-spanned="6">
            <text:p>ces pourcentages correspondent à la surface occupée par chaque plante, dans un intervalle de 2,5m</text:p>
          </table:table-cell>
          <table:covered-table-cell/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8"/>
          <table:covered-table-cell table:number-columns-repeated="2"/>
        </table:table-row>
        <table:table-row table:style-name="ro2">
          <table:table-cell office:value-type="float" office:value="7.5">
            <text:p>7,5</text:p>
          </table:table-cell>
          <table:table-cell table:style-name="ce1"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8"/>
          <table:covered-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table:style-name="ce1"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8"/>
          <table:covered-table-cell table:number-columns-repeated="2"/>
        </table:table-row>
        <table:table-row table:style-name="ro2">
          <table:table-cell office:value-type="float" office:value="12.5">
            <text:p>12,5</text:p>
          </table:table-cell>
          <table:table-cell table:style-name="ce1"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8"/>
          <table:covered-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table:style-name="ce1"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8"/>
          <table:covered-table-cell table:number-columns-repeated="2"/>
        </table:table-row>
        <table:table-row table:style-name="ro2">
          <table:table-cell office:value-type="float" office:value="17.5">
            <text:p>17,5</text:p>
          </table:table-cell>
          <table:table-cell table:style-name="ce1"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office:value-type="float" office:value="20">
            <text:p>20</text:p>
          </table:table-cell>
          <table:table-cell table:style-name="ce1"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3">
          <table:table-cell office:value-type="float" office:value="22.5">
            <text:p>22,5</text:p>
          </table:table-cell>
          <table:table-cell table:style-name="ce1"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string" table:number-columns-spanned="2" table:number-rows-spanned="1">
            <text:p>pourcentages totaux</text:p>
          </table:table-cell>
          <table:covered-table-cell/>
        </table:table-row>
        <table:table-row table:style-name="ro2">
          <table:table-cell office:value-type="float" office:value="25">
            <text:p>25</text:p>
          </table:table-cell>
          <table:table-cell table:style-name="ce1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8"/>
          <table:table-cell office:value-type="string">
            <text:p>salicorne</text:p>
          </table:table-cell>
          <table:table-cell table:formula="of:=SUM([.B2:.B8])/10" office:value-type="float" office:value="54">
            <text:p>54</text:p>
          </table:table-cell>
        </table:table-row>
        <table:table-row table:style-name="ro2">
          <table:table-cell table:number-columns-repeated="13"/>
          <table:table-cell office:value-type="string">
            <text:p>soude</text:p>
          </table:table-cell>
          <table:table-cell table:formula="of:=SUM([.C2:.C8])/10" office:value-type="float" office:value="0.2">
            <text:p>0,2</text:p>
          </table:table-cell>
        </table:table-row>
        <table:table-row table:style-name="ro2">
          <table:table-cell table:number-columns-repeated="13"/>
          <table:table-cell office:value-type="string">
            <text:p>obione</text:p>
          </table:table-cell>
          <table:table-cell table:formula="of:=SUM([.D2:.D8])/10" office:value-type="float" office:value="15.8">
            <text:p>15,8</text:p>
          </table:table-cell>
        </table:table-row>
        <table:table-row table:style-name="ro2">
          <table:table-cell table:number-columns-repeated="13"/>
          <table:table-cell office:value-type="string">
            <text:p>autre</text:p>
          </table:table-cell>
          <table:table-cell table:formula="of:=SUM([.E2:.E8])/10" office:value-type="float" office:value="0">
            <text:p>0</text:p>
          </table:table-cell>
        </table:table-row>
        <table:table-row table:style-name="ro2">
          <table:table-cell table:number-columns-repeated="13"/>
          <table:table-cell office:value-type="string">
            <text:p>total</text:p>
          </table:table-cell>
          <table:table-cell table:formula="of:=SUM([.O11:.O14])" office:value-type="float" office:value="70">
            <text:p>70</text:p>
          </table:table-cell>
        </table:table-row>
        <table:table-row table:style-name="ro4" table:number-rows-repeated="1048560">
          <table:table-cell table:number-columns-repeated="15"/>
        </table:table-row>
        <table:table-row table:style-name="ro4">
          <table:table-cell table:number-columns-repeated="15"/>
        </table:table-row>
      </table:table>
      <table:table table:name="19 11 2017" table:style-name="ta1" table:print="false">
        <table:table-column table:style-name="co1" table:number-columns-repeated="15" table:default-cell-style-name="Default"/>
        <table:table-row table:style-name="ro1">
          <table:table-cell office:value-type="string">
            <text:p>Intervalle \ plante</text:p>
          </table:table-cell>
          <table:table-cell office:value-type="string">
            <text:p>salicorne</text:p>
          </table:table-cell>
          <table:table-cell office:value-type="string">
            <text:p>soude</text:p>
          </table:table-cell>
          <table:table-cell office:value-type="string">
            <text:p>obione</text:p>
          </table:table-cell>
          <table:table-cell office:value-type="string">
            <text:p>autre</text:p>
          </table:table-cell>
          <table:table-cell>
            <draw:frame table:end-cell-address="'19 11 2017'.M14" table:end-x="0.903cm" table:end-y="0.008cm" draw:z-index="0" draw:style-name="gr1" draw:text-style-name="P1" svg:width="16cm" svg:height="9.2cm" svg:x="0.71cm" svg:y="0cm">
              <draw:object draw:notify-on-update-of-ranges="'19 11 2017'.A2:'19 11 2017'.A8 '19 11 2017'.C1:'19 11 2017'.C1 '19 11 2017'.C2:'19 11 2017'.C8 '19 11 2017'.E1:'19 11 2017'.E1 '19 11 2017'.E2:'19 11 2017'.E8 '19 11 2017'.D1:'19 11 2017'.D1 '19 11 2017'.D2:'19 11 2017'.D8 '19 11 2017'.B1:'19 11 2017'.B1 '19 11 2017'.B2:'19 11 2017'.B8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9"/>
        </table:table-row>
        <table:table-row table:style-name="ro2">
          <table:table-cell table:formula="of:=0+5" office:value-type="float" office:value="5">
            <text:p>5</text:p>
          </table:table-cell>
          <table:table-cell table:style-name="ce1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8"/>
          <table:table-cell table:style-name="ce2" office:value-type="string" table:number-columns-spanned="2" table:number-rows-spanned="6">
            <text:p>ces pourcentages correspondent à la surface occupée par chaque plante, dans un intervalle de 5m</text:p>
          </table:table-cell>
          <table:covered-table-cell/>
        </table:table-row>
        <table:table-row table:style-name="ro2">
          <table:table-cell table:formula="of:=[.A2]+5" office:value-type="float" office:value="10">
            <text:p>10</text:p>
          </table:table-cell>
          <table:table-cell table:style-name="ce1"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8"/>
          <table:covered-table-cell table:number-columns-repeated="2"/>
        </table:table-row>
        <table:table-row table:style-name="ro2">
          <table:table-cell table:formula="of:=[.A3]+5" office:value-type="float" office:value="15">
            <text:p>15</text:p>
          </table:table-cell>
          <table:table-cell table:style-name="ce1"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8"/>
          <table:covered-table-cell table:number-columns-repeated="2"/>
        </table:table-row>
        <table:table-row table:style-name="ro2">
          <table:table-cell table:formula="of:=[.A4]+5" office:value-type="float" office:value="20">
            <text:p>20</text:p>
          </table:table-cell>
          <table:table-cell table:style-name="ce1"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8"/>
          <table:covered-table-cell table:number-columns-repeated="2"/>
        </table:table-row>
        <table:table-row table:style-name="ro2">
          <table:table-cell table:formula="of:=[.A5]+5" office:value-type="float" office:value="25">
            <text:p>25</text:p>
          </table:table-cell>
          <table:table-cell table:style-name="ce1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8"/>
          <table:covered-table-cell table:number-columns-repeated="2"/>
        </table:table-row>
        <table:table-row table:style-name="ro2">
          <table:table-cell table:formula="of:=[.A6]+5" office:value-type="float" office:value="30">
            <text:p>30</text:p>
          </table:table-cell>
          <table:table-cell table:style-name="ce1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8"/>
          <table:covered-table-cell table:number-columns-repeated="2"/>
        </table:table-row>
        <table:table-row table:style-name="ro2">
          <table:table-cell table:formula="of:=[.A7]+5" office:value-type="float" office:value="35">
            <text:p>35</text:p>
          </table:table-cell>
          <table:table-cell table:style-name="ce1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10"/>
        </table:table-row>
        <table:table-row table:style-name="ro4">
          <table:table-cell/>
          <table:table-cell table:style-name="ce1"/>
          <table:table-cell table:number-columns-repeated="13"/>
        </table:table-row>
        <table:table-row table:style-name="ro5">
          <table:table-cell/>
          <table:table-cell table:style-name="ce1"/>
          <table:table-cell table:number-columns-repeated="11"/>
          <table:table-cell office:value-type="string" table:number-columns-spanned="2" table:number-rows-spanned="1">
            <text:p>pourcentages totaux</text:p>
          </table:table-cell>
          <table:covered-table-cell/>
        </table:table-row>
        <table:table-row table:style-name="ro2">
          <table:table-cell/>
          <table:table-cell table:style-name="ce1"/>
          <table:table-cell table:number-columns-repeated="11"/>
          <table:table-cell office:value-type="string">
            <text:p>salicorne</text:p>
          </table:table-cell>
          <table:table-cell table:formula="of:=SUM([.B2:.B8])/10" office:value-type="float" office:value="48.5">
            <text:p>48,5</text:p>
          </table:table-cell>
        </table:table-row>
        <table:table-row table:style-name="ro2">
          <table:table-cell/>
          <table:table-cell table:style-name="ce1"/>
          <table:table-cell table:number-columns-repeated="11"/>
          <table:table-cell office:value-type="string">
            <text:p>soude</text:p>
          </table:table-cell>
          <table:table-cell table:formula="of:=SUM([.C2:.C8])/10" office:value-type="float" office:value="3">
            <text:p>3</text:p>
          </table:table-cell>
        </table:table-row>
        <table:table-row table:style-name="ro2">
          <table:table-cell table:number-columns-repeated="13"/>
          <table:table-cell office:value-type="string">
            <text:p>obione</text:p>
          </table:table-cell>
          <table:table-cell table:formula="of:=SUM([.D2:.D8])/10" office:value-type="float" office:value="16.5">
            <text:p>16,5</text:p>
          </table:table-cell>
        </table:table-row>
        <table:table-row table:style-name="ro2">
          <table:table-cell table:number-columns-repeated="13"/>
          <table:table-cell office:value-type="string">
            <text:p>autre</text:p>
          </table:table-cell>
          <table:table-cell table:formula="of:=SUM([.E2:.E8])/10" office:value-type="float" office:value="2">
            <text:p>2</text:p>
          </table:table-cell>
        </table:table-row>
        <table:table-row table:style-name="ro2">
          <table:table-cell table:number-columns-repeated="13"/>
          <table:table-cell office:value-type="string">
            <text:p>total</text:p>
          </table:table-cell>
          <table:table-cell table:formula="of:=SUM([.O11:.O14])" office:value-type="float" office:value="70">
            <text:p>70</text:p>
          </table:table-cell>
        </table:table-row>
        <table:table-row table:style-name="ro4" table:number-rows-repeated="1048560">
          <table:table-cell table:number-columns-repeated="15"/>
        </table:table-row>
        <table:table-row table:style-name="ro4">
          <table:table-cell table:number-columns-repeated="15"/>
        </table:table-row>
      </table:table>
      <table:table table:name="05 01 2018" table:style-name="ta1" table:print="false">
        <table:table-column table:style-name="co1" table:number-columns-repeated="15" table:default-cell-style-name="Default"/>
        <table:table-row table:style-name="ro1">
          <table:table-cell office:value-type="string">
            <text:p>Intervalle \ plante</text:p>
          </table:table-cell>
          <table:table-cell office:value-type="string">
            <text:p>salicorne</text:p>
          </table:table-cell>
          <table:table-cell office:value-type="string">
            <text:p>soude</text:p>
          </table:table-cell>
          <table:table-cell office:value-type="string">
            <text:p>obione</text:p>
          </table:table-cell>
          <table:table-cell office:value-type="string">
            <text:p>autre</text:p>
          </table:table-cell>
          <table:table-cell>
            <draw:frame table:end-cell-address="'05 01 2018'.M14" table:end-x="0.903cm" table:end-y="0.008cm" draw:z-index="0" draw:style-name="gr1" draw:text-style-name="P1" svg:width="16cm" svg:height="9.2cm" svg:x="0.71cm" svg:y="0cm">
              <draw:object draw:notify-on-update-of-ranges="'05 01 2018'.A2:'05 01 2018'.A8 '05 01 2018'.E1:'05 01 2018'.E1 '05 01 2018'.E2:'05 01 2018'.E8 '05 01 2018'.C1:'05 01 2018'.C1 '05 01 2018'.C2:'05 01 2018'.C8 '05 01 2018'.D1:'05 01 2018'.D1 '05 01 2018'.D2:'05 01 2018'.D8 '05 01 2018'.B1:'05 01 2018'.B1 '05 01 2018'.B2:'05 01 2018'.B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"/>
        </table:table-row>
        <table:table-row table:style-name="ro2">
          <table:table-cell table:formula="of:=0+5" office:value-type="float" office:value="5">
            <text:p>5</text:p>
          </table:table-cell>
          <table:table-cell table:style-name="ce1"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8"/>
          <table:table-cell table:style-name="ce2" office:value-type="string" table:number-columns-spanned="2" table:number-rows-spanned="6">
            <text:p>ces pourcentages correspondent à la surface occupée par chaque plante, dans un intervalle de 5m</text:p>
          </table:table-cell>
          <table:covered-table-cell/>
        </table:table-row>
        <table:table-row table:style-name="ro2">
          <table:table-cell table:formula="of:=[.A2]+5" office:value-type="float" office:value="10">
            <text:p>10</text:p>
          </table:table-cell>
          <table:table-cell table:style-name="ce1"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8"/>
          <table:covered-table-cell table:number-columns-repeated="2"/>
        </table:table-row>
        <table:table-row table:style-name="ro2">
          <table:table-cell table:formula="of:=[.A3]+5" office:value-type="float" office:value="15">
            <text:p>15</text:p>
          </table:table-cell>
          <table:table-cell table:style-name="ce1"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8"/>
          <table:covered-table-cell table:number-columns-repeated="2"/>
        </table:table-row>
        <table:table-row table:style-name="ro2">
          <table:table-cell table:formula="of:=[.A4]+5" office:value-type="float" office:value="20">
            <text:p>20</text:p>
          </table:table-cell>
          <table:table-cell table:style-name="ce1"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number-columns-repeated="8"/>
          <table:covered-table-cell table:number-columns-repeated="2"/>
        </table:table-row>
        <table:table-row table:style-name="ro2">
          <table:table-cell table:formula="of:=[.A5]+5" office:value-type="float" office:value="25">
            <text:p>25</text:p>
          </table:table-cell>
          <table:table-cell table:style-name="ce1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8"/>
          <table:covered-table-cell table:number-columns-repeated="2"/>
        </table:table-row>
        <table:table-row table:style-name="ro2">
          <table:table-cell table:formula="of:=[.A6]+5" office:value-type="float" office:value="30">
            <text:p>30</text:p>
          </table:table-cell>
          <table:table-cell table:style-name="ce1"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number-columns-repeated="8"/>
          <table:covered-table-cell table:number-columns-repeated="2"/>
        </table:table-row>
        <table:table-row table:style-name="ro2">
          <table:table-cell table:formula="of:=[.A7]+5" office:value-type="float" office:value="35">
            <text:p>35</text:p>
          </table:table-cell>
          <table:table-cell table:style-name="ce1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table:number-columns-repeated="10"/>
        </table:table-row>
        <table:table-row table:style-name="ro4">
          <table:table-cell/>
          <table:table-cell table:style-name="ce1"/>
          <table:table-cell table:number-columns-repeated="13"/>
        </table:table-row>
        <table:table-row table:style-name="ro5">
          <table:table-cell/>
          <table:table-cell table:style-name="ce1"/>
          <table:table-cell table:number-columns-repeated="11"/>
          <table:table-cell office:value-type="string" table:number-columns-spanned="2" table:number-rows-spanned="1">
            <text:p>pourcentages totaux</text:p>
          </table:table-cell>
          <table:covered-table-cell/>
        </table:table-row>
        <table:table-row table:style-name="ro2">
          <table:table-cell/>
          <table:table-cell table:style-name="ce1"/>
          <table:table-cell table:number-columns-repeated="11"/>
          <table:table-cell office:value-type="string">
            <text:p>salicorne</text:p>
          </table:table-cell>
          <table:table-cell table:formula="of:=SUM([.B2:.B8])/10" office:value-type="float" office:value="41">
            <text:p>41</text:p>
          </table:table-cell>
        </table:table-row>
        <table:table-row table:style-name="ro2">
          <table:table-cell/>
          <table:table-cell table:style-name="ce1"/>
          <table:table-cell table:number-columns-repeated="11"/>
          <table:table-cell office:value-type="string">
            <text:p>soude</text:p>
          </table:table-cell>
          <table:table-cell table:formula="of:=SUM([.C2:.C8])/10" office:value-type="float" office:value="2.5">
            <text:p>2,5</text:p>
          </table:table-cell>
        </table:table-row>
        <table:table-row table:style-name="ro2">
          <table:table-cell table:number-columns-repeated="13"/>
          <table:table-cell office:value-type="string">
            <text:p>obione</text:p>
          </table:table-cell>
          <table:table-cell table:formula="of:=SUM([.D2:.D8])/10" office:value-type="float" office:value="23.5">
            <text:p>23,5</text:p>
          </table:table-cell>
        </table:table-row>
        <table:table-row table:style-name="ro2">
          <table:table-cell table:number-columns-repeated="13"/>
          <table:table-cell office:value-type="string">
            <text:p>autre</text:p>
          </table:table-cell>
          <table:table-cell table:formula="of:=SUM([.E2:.E8])/10" office:value-type="float" office:value="3">
            <text:p>3</text:p>
          </table:table-cell>
        </table:table-row>
        <table:table-row table:style-name="ro2">
          <table:table-cell table:number-columns-repeated="13"/>
          <table:table-cell office:value-type="string">
            <text:p>total</text:p>
          </table:table-cell>
          <table:table-cell table:formula="of:=SUM([.O11:.O14])" office:value-type="float" office:value="70">
            <text:p>70</text:p>
          </table:table-cell>
        </table:table-row>
        <table:table-row table:style-name="ro4" table:number-rows-repeated="1048560">
          <table:table-cell table:number-columns-repeated="15"/>
        </table:table-row>
        <table:table-row table:style-name="ro4">
          <table:table-cell table:number-columns-repeated="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tantia" svg:font-family="Constantia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8106" number:language="fr" number:country="FR">
      <number:number number:decimal-places="2" number:min-integer-digits="1"/>
      <number:text> %</number:text>
    </number:percentage-style>
    <style:style style:name="Default" style:family="table-cell">
      <style:table-cell-properties style:text-align-source="fix" style:repeat-content="false" fo:wrap-option="wrap" style:vertical-align="middle"/>
      <style:paragraph-properties fo:text-align="center"/>
      <style:text-properties style:font-name="Constantia" fo:font-size="14pt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scale-to="73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18/01/2018</text:date>, <text:time>21:39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ène Godard-Cadillac</meta:initial-creator>
    <meta:creation-date>2017-10-30T11:07:01.49</meta:creation-date>
    <dc:date>2018-01-18T21:39:19.24</dc:date>
    <meta:editing-duration>PT8H43M6S</meta:editing-duration>
    <meta:editing-cycles>20</meta:editing-cycles>
    <meta:generator>OpenOffice/4.1.3$Win32 OpenOffice.org_project/413m1$Build-9783</meta:generator>
    <dc:creator>Silène Godard-Cadillac</dc:creator>
    <meta:document-statistic meta:table-count="3" meta:cell-count="17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8010" number:language="fr" number:country="FR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0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999999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99ffcc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9999ff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9.201cm" xlink:href=".." xlink:type="simple" chart:class="chart:area" chart:column-mapping="3 1 2 0" chart:style-name="ch1">
        <chart:legend chart:legend-position="end" svg:x="13.87cm" svg:y="3.502cm" style:legend-expansion="high" chart:style-name="ch2"/>
        <chart:plot-area chart:style-name="ch3" table:cell-range-address="'05 01 2018'.A1:'05 01 2018'.E8" chart:data-source-has-labels="both" svg:x="0.77cm" svg:y="0.871cm" svg:width="12.46cm" svg:height="7.726cm">
          <chartooo:coordinate-region svg:x="1.894cm" svg:y="1.084cm" svg:width="11.149cm" svg:height="6.84cm"/>
          <chart:axis chart:dimension="x" chart:name="primary-x" chart:style-name="ch4" chartooo:axis-type="auto">
            <chartooo:date-scale/>
            <chart:categories table:cell-range-address="'05 01 2018'.A2:'05 01 2018'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05 01 2018'.E2:'05 01 2018'.E8" chart:label-cell-address="'05 01 2018'.E1:'05 01 2018'.E1" chart:class="chart:area">
            <chart:data-point chart:repeated="7"/>
          </chart:series>
          <chart:series chart:style-name="ch8" chart:values-cell-range-address="'05 01 2018'.C2:'05 01 2018'.C8" chart:label-cell-address="'05 01 2018'.C1:'05 01 2018'.C1" chart:class="chart:area">
            <chart:data-point chart:repeated="7"/>
          </chart:series>
          <chart:series chart:style-name="ch9" chart:values-cell-range-address="'05 01 2018'.D2:'05 01 2018'.D8" chart:label-cell-address="'05 01 2018'.D1:'05 01 2018'.D1" chart:class="chart:area">
            <chart:data-point chart:repeated="7"/>
          </chart:series>
          <chart:series chart:style-name="ch10" chart:values-cell-range-address="'05 01 2018'.B2:'05 01 2018'.B8" chart:label-cell-address="'05 01 2018'.B1:'05 01 2018'.B1" chart:class="chart:area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tre</text:p>
                <draw:g>
                  <svg:desc>'05 01 2018'.E1:'05 01 2018'.E1</svg:desc>
                </draw:g>
              </table:table-cell>
              <table:table-cell office:value-type="string">
                <text:p>soude</text:p>
                <draw:g>
                  <svg:desc>'05 01 2018'.C1:'05 01 2018'.C1</svg:desc>
                </draw:g>
              </table:table-cell>
              <table:table-cell office:value-type="string">
                <text:p>obione</text:p>
                <draw:g>
                  <svg:desc>'05 01 2018'.D1:'05 01 2018'.D1</svg:desc>
                </draw:g>
              </table:table-cell>
              <table:table-cell office:value-type="string">
                <text:p>salicorne</text:p>
                <draw:g>
                  <svg:desc>'05 01 2018'.B1:'05 01 2018'.B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'05 01 2018'.A2:'05 01 2018'.A8</svg:desc>
                </draw:g>
              </table:table-cell>
              <table:table-cell office:value-type="float" office:value="0">
                <text:p>0</text:p>
                <draw:g>
                  <svg:desc>'05 01 2018'.E2:'05 01 2018'.E8</svg:desc>
                </draw:g>
              </table:table-cell>
              <table:table-cell office:value-type="float" office:value="0">
                <text:p>0</text:p>
                <draw:g>
                  <svg:desc>'05 01 2018'.C2:'05 01 2018'.C8</svg:desc>
                </draw:g>
              </table:table-cell>
              <table:table-cell office:value-type="float" office:value="30">
                <text:p>30</text:p>
                <draw:g>
                  <svg:desc>'05 01 2018'.D2:'05 01 2018'.D8</svg:desc>
                </draw:g>
              </table:table-cell>
              <table:table-cell office:value-type="float" office:value="70">
                <text:p>70</text:p>
                <draw:g>
                  <svg:desc>'05 01 2018'.B2:'05 01 2018'.B8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8010" number:language="fr" number:country="FR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0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999999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99ff99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9999ff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9.201cm" xlink:href=".." xlink:type="simple" chart:class="chart:area" chart:column-mapping="1 3 2 0" chart:style-name="ch1">
        <chart:legend chart:legend-position="end" svg:x="13.87cm" svg:y="3.502cm" style:legend-expansion="high" chart:style-name="ch2"/>
        <chart:plot-area chart:style-name="ch3" table:cell-range-address="'21 10 2017'.B1:'21 10 2017'.E11" chart:data-source-has-labels="row" svg:x="0.77cm" svg:y="0.871cm" svg:width="12.46cm" svg:height="7.726cm">
          <chartooo:coordinate-region svg:x="1.894cm" svg:y="1.084cm" svg:width="11.149cm" svg:height="6.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21 10 2017'.C2:'21 10 2017'.C11" chart:label-cell-address="'21 10 2017'.C1:'21 10 2017'.C1" chart:class="chart:area">
            <chart:data-point chart:repeated="10"/>
          </chart:series>
          <chart:series chart:style-name="ch8" chart:values-cell-range-address="'21 10 2017'.E2:'21 10 2017'.E11" chart:label-cell-address="'21 10 2017'.E1:'21 10 2017'.E1" chart:class="chart:area">
            <chart:data-point chart:repeated="10"/>
          </chart:series>
          <chart:series chart:style-name="ch9" chart:values-cell-range-address="'21 10 2017'.D2:'21 10 2017'.D11" chart:label-cell-address="'21 10 2017'.D1:'21 10 2017'.D1" chart:class="chart:area">
            <chart:data-point chart:repeated="10"/>
          </chart:series>
          <chart:series chart:style-name="ch10" chart:values-cell-range-address="'21 10 2017'.B2:'21 10 2017'.B11" chart:label-cell-address="'21 10 2017'.B1:'21 10 2017'.B1" chart:class="chart:area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ude</text:p>
                <draw:g>
                  <svg:desc>'21 10 2017'.C1:'21 10 2017'.C1</svg:desc>
                </draw:g>
              </table:table-cell>
              <table:table-cell office:value-type="string">
                <text:p>autre</text:p>
                <draw:g>
                  <svg:desc>'21 10 2017'.E1:'21 10 2017'.E1</svg:desc>
                </draw:g>
              </table:table-cell>
              <table:table-cell office:value-type="string">
                <text:p>obione</text:p>
                <draw:g>
                  <svg:desc>'21 10 2017'.D1:'21 10 2017'.D1</svg:desc>
                </draw:g>
              </table:table-cell>
              <table:table-cell office:value-type="string">
                <text:p>salicorne</text:p>
                <draw:g>
                  <svg:desc>'21 10 2017'.B1:'21 10 2017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1 10 2017'.C2:'21 10 2017'.C11</svg:desc>
                </draw:g>
              </table:table-cell>
              <table:table-cell office:value-type="float" office:value="0">
                <text:p>0</text:p>
                <draw:g>
                  <svg:desc>'21 10 2017'.E2:'21 10 2017'.E11</svg:desc>
                </draw:g>
              </table:table-cell>
              <table:table-cell office:value-type="float" office:value="20">
                <text:p>20</text:p>
                <draw:g>
                  <svg:desc>'21 10 2017'.D2:'21 10 2017'.D11</svg:desc>
                </draw:g>
              </table:table-cell>
              <table:table-cell office:value-type="float" office:value="80">
                <text:p>80</text:p>
                <draw:g>
                  <svg:desc>'21 10 2017'.B2:'21 10 2017'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8010" number:language="fr" number:country="FR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0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990000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999999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99ffcc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9999ff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9.201cm" xlink:href=".." xlink:type="simple" chart:class="chart:area" chart:column-mapping="1 3 2 0" chart:style-name="ch1">
        <chart:legend chart:legend-position="end" svg:x="13.87cm" svg:y="3.502cm" style:legend-expansion="high" chart:style-name="ch2"/>
        <chart:plot-area chart:style-name="ch3" table:cell-range-address="'19 11 2017'.A1:'19 11 2017'.E8" chart:data-source-has-labels="both" svg:x="0.77cm" svg:y="0.871cm" svg:width="12.46cm" svg:height="7.726cm">
          <chartooo:coordinate-region svg:x="1.894cm" svg:y="1.084cm" svg:width="11.149cm" svg:height="6.84cm"/>
          <chart:axis chart:dimension="x" chart:name="primary-x" chart:style-name="ch4" chartooo:axis-type="auto">
            <chartooo:date-scale/>
            <chart:categories table:cell-range-address="'19 11 2017'.A2:'19 11 2017'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9 11 2017'.C2:'19 11 2017'.C8" chart:label-cell-address="'19 11 2017'.C1:'19 11 2017'.C1" chart:class="chart:area">
            <chart:data-point chart:repeated="7"/>
          </chart:series>
          <chart:series chart:style-name="ch8" chart:values-cell-range-address="'19 11 2017'.E2:'19 11 2017'.E8" chart:label-cell-address="'19 11 2017'.E1:'19 11 2017'.E1" chart:class="chart:area">
            <chart:data-point chart:repeated="7"/>
          </chart:series>
          <chart:series chart:style-name="ch9" chart:values-cell-range-address="'19 11 2017'.D2:'19 11 2017'.D8" chart:label-cell-address="'19 11 2017'.D1:'19 11 2017'.D1" chart:class="chart:area">
            <chart:data-point chart:repeated="7"/>
          </chart:series>
          <chart:series chart:style-name="ch10" chart:values-cell-range-address="'19 11 2017'.B2:'19 11 2017'.B8" chart:label-cell-address="'19 11 2017'.B1:'19 11 2017'.B1" chart:class="chart:area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ude</text:p>
                <draw:g>
                  <svg:desc>'19 11 2017'.C1:'19 11 2017'.C1</svg:desc>
                </draw:g>
              </table:table-cell>
              <table:table-cell office:value-type="string">
                <text:p>autre</text:p>
                <draw:g>
                  <svg:desc>'19 11 2017'.E1:'19 11 2017'.E1</svg:desc>
                </draw:g>
              </table:table-cell>
              <table:table-cell office:value-type="string">
                <text:p>obione</text:p>
                <draw:g>
                  <svg:desc>'19 11 2017'.D1:'19 11 2017'.D1</svg:desc>
                </draw:g>
              </table:table-cell>
              <table:table-cell office:value-type="string">
                <text:p>salicorne</text:p>
                <draw:g>
                  <svg:desc>'19 11 2017'.B1:'19 11 2017'.B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'19 11 2017'.A2:'19 11 2017'.A8</svg:desc>
                </draw:g>
              </table:table-cell>
              <table:table-cell office:value-type="float" office:value="0">
                <text:p>0</text:p>
                <draw:g>
                  <svg:desc>'19 11 2017'.C2:'19 11 2017'.C8</svg:desc>
                </draw:g>
              </table:table-cell>
              <table:table-cell office:value-type="float" office:value="0">
                <text:p>0</text:p>
                <draw:g>
                  <svg:desc>'19 11 2017'.E2:'19 11 2017'.E8</svg:desc>
                </draw:g>
              </table:table-cell>
              <table:table-cell office:value-type="float" office:value="20">
                <text:p>20</text:p>
                <draw:g>
                  <svg:desc>'19 11 2017'.D2:'19 11 2017'.D8</svg:desc>
                </draw:g>
              </table:table-cell>
              <table:table-cell office:value-type="float" office:value="80">
                <text:p>80</text:p>
                <draw:g>
                  <svg:desc>'19 11 2017'.B2:'19 11 2017'.B8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